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1-22" calcext:value-type="date">
            <text:p>22/01/2025</text:p>
          </table:table-cell>
          <table:table-cell table:style-name="ce33" office:value-type="string" calcext:value-type="string">
            <text:p>Regularização</text:p>
          </table:table-cell>
          <table:table-cell table:style-name="ce36" office:value-type="float" office:value="500" calcext:value-type="float">
            <text:p>5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500" calcext:value-type="float">
            <text:p>500,00</text:p>
          </table:table-cell>
          <table:table-cell table:style-name="ce28" office:value-type="date" office:date-value="2025-01-22" calcext:value-type="date">
            <text:p>22/01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50" calcext:value-type="float">
            <text:p>250,00</text:p>
          </table:table-cell>
          <table:table-cell table:style-name="ce28" office:value-type="date" office:date-value="2025-03-13" calcext:value-type="date">
            <text:p>13/03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250" calcext:value-type="float">
            <text:p>250,00</text:p>
          </table:table-cell>
          <table:table-cell table:style-name="ce28" office:value-type="date" office:date-value="2025-04-08" calcext:value-type="date">
            <text:p>08/04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6" office:value-type="float" office:value="250" calcext:value-type="float">
            <text:p>2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5]-[.F5]" office:value-type="float" office:value="250" calcext:value-type="float">
            <text:p>2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5])" office:value-type="float" office:value="250" calcext:value-type="float">
            <text:p>2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5-02">00/00/0000</text:date></text:span><text:span text:style-name="MT2"><text:s/>- </text:span><text:span text:style-name="MT2"><text:time style:data-style-name="N2" text:time-value="12:32:06.490990623">00:00:00</text:time></text:span><text:span text:style-name="MT2"><text:s/></text:span></text:p>
        </style:region-center>
        <style:region-right>
          <text:p><text:span text:style-name="MT4">Rafael Orias da Silva Almeida 3601391481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afael Orias da Silva Almeida 3601391481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2">00/00/0000</text:date>, <text:time style:data-style-name="N2" text:time-value="12:32:06.493908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5-02T09:58:35.683561448</dc:date>
    <dc:language>pt-PT</dc:language>
    <meta:editing-cycles>571</meta:editing-cycles>
    <meta:editing-duration>PT16H44M25S</meta:editing-duration>
    <meta:document-statistic meta:table-count="1" meta:cell-count="37" meta:object-count="0"/>
    <meta:user-defined meta:name="Info 0"/>
    <meta:user-defined meta:name="Info 1"/>
    <meta:user-defined meta:name="Info 2"/>
    <meta:user-defined meta:name="Info 3"/>
  </office:meta>
</office:document-meta>
</file>